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</office:font-face-decls>
  <office:automatic-styles>
    <style:style style:family="paragraph" style:name="Normal" style:display-name="Normal">
      <style:paragraph-properties fo:margin-right="0pt" style:line-spacing="2pt" fo:margin-top="0pt" fo:text-align="left" fo:orphans="0" fo:margin-left="0pt" fo:margin-bottom="0pt" fo:padding="0pt" fo:text-indent="0pt" fo:widows="1"/>
      <style:text-properties fo:color="#000000" style:font-name="Arial" fo:text-transform="None" fo:font-size="10"/>
    </style:style>
    <text:list-style style:name="UnorderedList-ul" style:display-name="Un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UnorderedList-ol" style:display-name="Un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OrderedList-ul" style:display-name="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OrderedList-ol" style:display-name="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</office:automatic-styles>
  <office:body>
    <office:text text:use-soft-page-breaks="true">
      <text:p text:style-name="Normal"><text:span text:style-name="T1"> Good morning sunshine! </text:span><text:span text:style-name="T2"> </text:span></text:p>
    </office:text>
  </office:body>
</office:document-content>
</file>

<file path=styles.xml><?xml version="1.0" encoding="utf-8"?>
<office:document-styles xmlns:fo="urn:oasis:names:tc:opendocument:xmlns:xsl-fo-compatible:1.0" xmlns:manifest="urn:oasis:names:tc:opendocument:xmlns:manifest:1.0" xmlns:meta="urn:oasis:names:tc:opendocument:xmlns:meta:1.0" xmlns:style="urn:oasis:names:tc:opendocument:xmlns:style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</office:font-face-decls>
  <office:styles>
    <style:style style:family="text" style:name="T1" style:display-name="T1">
      <style:text-properties/>
    </style:style>
    <style:style style:family="text" style:name="T2" style:display-name="T2">
      <style:text-properties/>
    </style:style>
  </office:styles>
  <office:automatic-styles>
    <style:page-layout style:name="Mpm1">
      <style:page-layout-properties fo:margin-left="0pt" fo:margin-bottom="0pt" fo:margin-right="0pt" fo:margin-top="0pt"/>
    </style:page-layout>
  </office:automatic-styles>
  <office:master-styles>
    <style:master-page style:name="main" style:page-layout-name="Mpm1" style:display-name="main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meta>
    <meta:generator>ODFPY/1.4.0</meta:generator>
  </office:meta>
</office:document-meta>
</file>